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5"/>
        <table:table-column table:style-name="co4" table:number-columns-repeated="9" table:default-cell-style-name="Default"/>
        <table:table-row table:style-name="ro1">
          <table:table-cell table:number-columns-repeated="3"/>
          <table:table-cell table:style-name="ce13"/>
          <table:table-cell table:style-name="ce13" office:value-type="string" calcext:value-type="string">
            <text:p>Turns to finish on given field size</text:p>
          </table:table-cell>
          <table:table-cell table:style-name="ce16"/>
          <table:table-cell table:style-name="ce13" table:number-columns-repeated="2"/>
          <table:table-cell table:number-columns-repeated="3"/>
          <table:table-cell office:value-type="string" calcext:value-type="string">
            <text:p>hour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office:value-type="string" calcext:value-type="string">
            <text:p>Skill level/field size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kill/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eld Size multipli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100/COM.MICROSOFT.CEILING.MATH(([.$B$3]*[.E$2])/([.$B$4]*[.$D3]))" office:value-type="float" office:value="12.5" calcext:value-type="float">
            <text:p>13</text:p>
          </table:table-cell>
          <table:table-cell table:formula="of:=100/COM.MICROSOFT.CEILING.MATH(([.$B$3]*[.F$2])/([.$B$4]*[.$D3]))" office:value-type="float" office:value="6.66666666666667" calcext:value-type="float">
            <text:p>7</text:p>
          </table:table-cell>
          <table:table-cell table:style-name="ce15" table:formula="of:=100/COM.MICROSOFT.CEILING.MATH(([.$B$3]*[.G$2])/([.$B$4]*[.$D3]))" office:value-type="float" office:value="4.34782608695652" calcext:value-type="float">
            <text:p>4</text:p>
          </table:table-cell>
          <table:table-cell table:style-name="ce15" table:formula="of:=100/COM.MICROSOFT.CEILING.MATH(([.$B$3]*[.H$2])/([.$B$4]*[.$D3]))" office:value-type="float" office:value="3.3333333333333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kill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100/COM.MICROSOFT.CEILING.MATH(([.$B$3]*[.E$2])/([.$B$4]*[.$D4]))" office:value-type="float" office:value="25" calcext:value-type="float">
            <text:p>25</text:p>
          </table:table-cell>
          <table:table-cell table:formula="of:=100/COM.MICROSOFT.CEILING.MATH(([.$B$3]*[.F$2])/([.$B$4]*[.$D4]))" office:value-type="float" office:value="12.5" calcext:value-type="float">
            <text:p>13</text:p>
          </table:table-cell>
          <table:table-cell table:style-name="ce15" table:formula="of:=100/COM.MICROSOFT.CEILING.MATH(([.$B$3]*[.G$2])/([.$B$4]*[.$D4]))" office:value-type="float" office:value="8.33333333333333" calcext:value-type="float">
            <text:p>8</text:p>
          </table:table-cell>
          <table:table-cell table:style-name="ce15" table:formula="of:=100/COM.MICROSOFT.CEILING.MATH(([.$B$3]*[.H$2])/([.$B$4]*[.$D4]))" office:value-type="float" office:value="6.6666666666666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5" table:formula="of:=100/COM.MICROSOFT.CEILING.MATH(([.$B$3]*[.E$2])/([.$B$4]*[.$D5]))" office:value-type="float" office:value="33.3333333333333" calcext:value-type="float">
            <text:p>33</text:p>
          </table:table-cell>
          <table:table-cell table:formula="of:=100/COM.MICROSOFT.CEILING.MATH(([.$B$3]*[.F$2])/([.$B$4]*[.$D5]))" office:value-type="float" office:value="20" calcext:value-type="float">
            <text:p>20</text:p>
          </table:table-cell>
          <table:table-cell table:style-name="ce15" table:formula="of:=100/COM.MICROSOFT.CEILING.MATH(([.$B$3]*[.G$2])/([.$B$4]*[.$D5]))" office:value-type="float" office:value="12.5" calcext:value-type="float">
            <text:p>13</text:p>
          </table:table-cell>
          <table:table-cell table:style-name="ce15" table:formula="of:=100/COM.MICROSOFT.CEILING.MATH(([.$B$3]*[.H$2])/([.$B$4]*[.$D5]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5" table:formula="of:=100/COM.MICROSOFT.CEILING.MATH(([.$B$3]*[.E$2])/([.$B$4]*[.$D6]))" office:value-type="float" office:value="50" calcext:value-type="float">
            <text:p>50</text:p>
          </table:table-cell>
          <table:table-cell table:formula="of:=100/COM.MICROSOFT.CEILING.MATH(([.$B$3]*[.F$2])/([.$B$4]*[.$D6]))" office:value-type="float" office:value="25" calcext:value-type="float">
            <text:p>25</text:p>
          </table:table-cell>
          <table:table-cell table:style-name="ce15" table:formula="of:=100/COM.MICROSOFT.CEILING.MATH(([.$B$3]*[.G$2])/([.$B$4]*[.$D6]))" office:value-type="float" office:value="16.6666666666667" calcext:value-type="float">
            <text:p>17</text:p>
          </table:table-cell>
          <table:table-cell table:style-name="ce15" table:formula="of:=100/COM.MICROSOFT.CEILING.MATH(([.$B$3]*[.H$2])/([.$B$4]*[.$D6]))" office:value-type="float" office:value="12.5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5" table:formula="of:=100/COM.MICROSOFT.CEILING.MATH(([.$B$3]*[.E$2])/([.$B$4]*[.$D7]))" office:value-type="float" office:value="50" calcext:value-type="float">
            <text:p>50</text:p>
          </table:table-cell>
          <table:table-cell table:formula="of:=100/COM.MICROSOFT.CEILING.MATH(([.$B$3]*[.F$2])/([.$B$4]*[.$D7]))" office:value-type="float" office:value="33.3333333333333" calcext:value-type="float">
            <text:p>33</text:p>
          </table:table-cell>
          <table:table-cell table:style-name="ce15" table:formula="of:=100/COM.MICROSOFT.CEILING.MATH(([.$B$3]*[.G$2])/([.$B$4]*[.$D7]))" office:value-type="float" office:value="20" calcext:value-type="float">
            <text:p>20</text:p>
          </table:table-cell>
          <table:table-cell table:style-name="ce15" table:formula="of:=100/COM.MICROSOFT.CEILING.MATH(([.$B$3]*[.H$2])/([.$B$4]*[.$D7]))" office:value-type="float" office:value="16.666666666666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5" table:formula="of:=100/COM.MICROSOFT.CEILING.MATH(([.$B$3]*[.E$2])/([.$B$4]*[.$D8]))" office:value-type="float" office:value="50" calcext:value-type="float">
            <text:p>50</text:p>
          </table:table-cell>
          <table:table-cell table:formula="of:=100/COM.MICROSOFT.CEILING.MATH(([.$B$3]*[.F$2])/([.$B$4]*[.$D8]))" office:value-type="float" office:value="33.3333333333333" calcext:value-type="float">
            <text:p>33</text:p>
          </table:table-cell>
          <table:table-cell table:style-name="ce15" table:formula="of:=100/COM.MICROSOFT.CEILING.MATH(([.$B$3]*[.G$2])/([.$B$4]*[.$D8]))" office:value-type="float" office:value="25" calcext:value-type="float">
            <text:p>25</text:p>
          </table:table-cell>
          <table:table-cell table:style-name="ce15" table:formula="of:=100/COM.MICROSOFT.CEILING.MATH(([.$B$3]*[.H$2])/([.$B$4]*[.$D8]))"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100/COM.MICROSOFT.CEILING.MATH(([.$B$3]*[.E$2])/([.$B$4]*[.$D9]))" office:value-type="float" office:value="50" calcext:value-type="float">
            <text:p>50</text:p>
          </table:table-cell>
          <table:table-cell table:formula="of:=100/COM.MICROSOFT.CEILING.MATH(([.$B$3]*[.F$2])/([.$B$4]*[.$D9]))" office:value-type="float" office:value="33.3333333333333" calcext:value-type="float">
            <text:p>33</text:p>
          </table:table-cell>
          <table:table-cell table:style-name="ce15" table:formula="of:=100/COM.MICROSOFT.CEILING.MATH(([.$B$3]*[.G$2])/([.$B$4]*[.$D9]))" office:value-type="float" office:value="25" calcext:value-type="float">
            <text:p>25</text:p>
          </table:table-cell>
          <table:table-cell table:style-name="ce15" table:formula="of:=100/COM.MICROSOFT.CEILING.MATH(([.$B$3]*[.H$2])/([.$B$4]*[.$D9]))"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100/COM.MICROSOFT.CEILING.MATH(([.$B$3]*[.E$2])/([.$B$4]*[.$D10]))" office:value-type="float" office:value="100" calcext:value-type="float">
            <text:p>100</text:p>
          </table:table-cell>
          <table:table-cell table:formula="of:=100/COM.MICROSOFT.CEILING.MATH(([.$B$3]*[.F$2])/([.$B$4]*[.$D10]))" office:value-type="float" office:value="50" calcext:value-type="float">
            <text:p>50</text:p>
          </table:table-cell>
          <table:table-cell table:style-name="ce15" table:formula="of:=100/COM.MICROSOFT.CEILING.MATH(([.$B$3]*[.G$2])/([.$B$4]*[.$D10]))" office:value-type="float" office:value="33.3333333333333" calcext:value-type="float">
            <text:p>33</text:p>
          </table:table-cell>
          <table:table-cell table:style-name="ce15" table:formula="of:=100/COM.MICROSOFT.CEILING.MATH(([.$B$3]*[.H$2])/([.$B$4]*[.$D10]))"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100/COM.MICROSOFT.CEILING.MATH(([.$B$3]*[.E$2])/([.$B$4]*[.$D11]))" office:value-type="float" office:value="100" calcext:value-type="float">
            <text:p>100</text:p>
          </table:table-cell>
          <table:table-cell table:formula="of:=100/COM.MICROSOFT.CEILING.MATH(([.$B$3]*[.F$2])/([.$B$4]*[.$D11]))" office:value-type="float" office:value="50" calcext:value-type="float">
            <text:p>50</text:p>
          </table:table-cell>
          <table:table-cell table:style-name="ce15" table:formula="of:=100/COM.MICROSOFT.CEILING.MATH(([.$B$3]*[.G$2])/([.$B$4]*[.$D11]))" office:value-type="float" office:value="33.3333333333333" calcext:value-type="float">
            <text:p>33</text:p>
          </table:table-cell>
          <table:table-cell table:style-name="ce15" table:formula="of:=100/COM.MICROSOFT.CEILING.MATH(([.$B$3]*[.H$2])/([.$B$4]*[.$D11]))" office:value-type="float" office:value="25" calcext:value-type="float">
            <text:p>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100/COM.MICROSOFT.CEILING.MATH(([.$B$3]*[.E$2])/([.$B$4]*[.$D12]))" office:value-type="float" office:value="100" calcext:value-type="float">
            <text:p>100</text:p>
          </table:table-cell>
          <table:table-cell table:formula="of:=100/COM.MICROSOFT.CEILING.MATH(([.$B$3]*[.F$2])/([.$B$4]*[.$D12]))" office:value-type="float" office:value="50" calcext:value-type="float">
            <text:p>50</text:p>
          </table:table-cell>
          <table:table-cell table:style-name="ce15" table:formula="of:=100/COM.MICROSOFT.CEILING.MATH(([.$B$3]*[.G$2])/([.$B$4]*[.$D12]))" office:value-type="float" office:value="33.3333333333333" calcext:value-type="float">
            <text:p>33</text:p>
          </table:table-cell>
          <table:table-cell table:style-name="ce15" table:formula="of:=100/COM.MICROSOFT.CEILING.MATH(([.$B$3]*[.H$2])/([.$B$4]*[.$D12]))" office:value-type="float" office:value="33.3333333333333" calcext:value-type="float">
            <text:p>3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3"/>
          <table:table-cell table:style-name="ce13" office:value-type="string" calcext:value-type="string">
            <text:p>Turns to finish on given field size</text:p>
          </table:table-cell>
          <table:table-cell table:style-name="ce16"/>
          <table:table-cell table:style-name="ce13" table:number-columns-repeated="2"/>
          <table:table-cell table:number-columns-repeated="7"/>
        </table:table-row>
        <table:table-row table:style-name="ro2">
          <table:table-cell table:number-columns-repeated="3"/>
          <table:table-cell table:style-name="ce14" office:value-type="string" calcext:value-type="string">
            <text:p>Skill level/field size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 Size multipl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COM.MICROSOFT.CEILING.MATH(([.$B$17]*[.E$2])/([.$B$18]*[.$D17]))" office:value-type="float" office:value="8" calcext:value-type="float">
            <text:p>8</text:p>
          </table:table-cell>
          <table:table-cell table:style-name="Default" table:formula="of:=COM.MICROSOFT.CEILING.MATH(([.$B$17]*[.F$2])/([.$B$18]*[.$D17]))" office:value-type="float" office:value="16" calcext:value-type="float">
            <text:p>16</text:p>
          </table:table-cell>
          <table:table-cell table:formula="of:=COM.MICROSOFT.CEILING.MATH(([.$B$17]*[.G$2])/([.$B$18]*[.$D17]))" office:value-type="float" office:value="24" calcext:value-type="float">
            <text:p>24</text:p>
          </table:table-cell>
          <table:table-cell table:formula="of:=COM.MICROSOFT.CEILING.MATH(([.$B$17]*[.H$2])/([.$B$18]*[.$D17]))" office:value-type="float" office:value="32" calcext:value-type="float">
            <text:p>32</text:p>
          </table:table-cell>
          <table:table-cell table:number-columns-repeated="3"/>
          <table:table-cell table:formula="of:=COM.MICROSOFT.CEILING.MATH(100/[.L3])" office:value-type="float" office:value="10" calcext:value-type="float">
            <text:p>10</text:p>
          </table:table-cell>
          <table:table-cell table:formula="of:=COM.MICROSOFT.CEILING.MATH(100/[.M3])" office:value-type="float" office:value="5" calcext:value-type="float">
            <text:p>5</text:p>
          </table:table-cell>
          <table:table-cell table:formula="of:=COM.MICROSOFT.CEILING.MATH(100/[.N3])" office:value-type="float" office:value="4" calcext:value-type="float">
            <text:p>4</text:p>
          </table:table-cell>
          <table:table-cell table:formula="of:=COM.MICROSOFT.CEILING.MATH(100/[.O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ill Multipl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M.MICROSOFT.CEILING.MATH(([.$B$17]*[.E$2])/([.$B$18]*[.$D18]))" office:value-type="float" office:value="4" calcext:value-type="float">
            <text:p>4</text:p>
          </table:table-cell>
          <table:table-cell table:style-name="Default" table:formula="of:=COM.MICROSOFT.CEILING.MATH(([.$B$17]*[.F$2])/([.$B$18]*[.$D18]))" office:value-type="float" office:value="8" calcext:value-type="float">
            <text:p>8</text:p>
          </table:table-cell>
          <table:table-cell table:formula="of:=COM.MICROSOFT.CEILING.MATH(([.$B$17]*[.G$2])/([.$B$18]*[.$D18]))" office:value-type="float" office:value="12" calcext:value-type="float">
            <text:p>12</text:p>
          </table:table-cell>
          <table:table-cell table:formula="of:=COM.MICROSOFT.CEILING.MATH(([.$B$17]*[.H$2])/([.$B$18]*[.$D18]))" office:value-type="float" office:value="16" calcext:value-type="float">
            <text:p>16</text:p>
          </table:table-cell>
          <table:table-cell table:number-columns-repeated="3"/>
          <table:table-cell table:formula="of:=COM.MICROSOFT.CEILING.MATH(100/[.L4])" office:value-type="float" office:value="12" calcext:value-type="float">
            <text:p>12</text:p>
          </table:table-cell>
          <table:table-cell table:formula="of:=COM.MICROSOFT.CEILING.MATH(100/[.M4])" office:value-type="float" office:value="6" calcext:value-type="float">
            <text:p>6</text:p>
          </table:table-cell>
          <table:table-cell table:formula="of:=COM.MICROSOFT.CEILING.MATH(100/[.N4])" office:value-type="float" office:value="4" calcext:value-type="float">
            <text:p>4</text:p>
          </table:table-cell>
          <table:table-cell table:formula="of:=COM.MICROSOFT.CEILING.MATH(100/[.O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OM.MICROSOFT.CEILING.MATH(([.$B$17]*[.E$2])/([.$B$18]*[.$D19]))" office:value-type="float" office:value="3" calcext:value-type="float">
            <text:p>3</text:p>
          </table:table-cell>
          <table:table-cell table:style-name="Default" table:formula="of:=COM.MICROSOFT.CEILING.MATH(([.$B$17]*[.F$2])/([.$B$18]*[.$D19]))" office:value-type="float" office:value="6" calcext:value-type="float">
            <text:p>6</text:p>
          </table:table-cell>
          <table:table-cell table:formula="of:=COM.MICROSOFT.CEILING.MATH(([.$B$17]*[.G$2])/([.$B$18]*[.$D19]))" office:value-type="float" office:value="8" calcext:value-type="float">
            <text:p>8</text:p>
          </table:table-cell>
          <table:table-cell table:formula="of:=COM.MICROSOFT.CEILING.MATH(([.$B$17]*[.H$2])/([.$B$18]*[.$D19]))" office:value-type="float" office:value="11" calcext:value-type="float">
            <text:p>11</text:p>
          </table:table-cell>
          <table:table-cell table:number-columns-repeated="3"/>
          <table:table-cell table:formula="of:=COM.MICROSOFT.CEILING.MATH(100/[.L5])" office:value-type="float" office:value="13" calcext:value-type="float">
            <text:p>13</text:p>
          </table:table-cell>
          <table:table-cell table:formula="of:=COM.MICROSOFT.CEILING.MATH(100/[.M5])" office:value-type="float" office:value="7" calcext:value-type="float">
            <text:p>7</text:p>
          </table:table-cell>
          <table:table-cell table:formula="of:=COM.MICROSOFT.CEILING.MATH(100/[.N5])" office:value-type="float" office:value="5" calcext:value-type="float">
            <text:p>5</text:p>
          </table:table-cell>
          <table:table-cell table:formula="of:=COM.MICROSOFT.CEILING.MATH(100/[.O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OM.MICROSOFT.CEILING.MATH(([.$B$17]*[.E$2])/([.$B$18]*[.$D20]))" office:value-type="float" office:value="2" calcext:value-type="float">
            <text:p>2</text:p>
          </table:table-cell>
          <table:table-cell table:style-name="Default" table:formula="of:=COM.MICROSOFT.CEILING.MATH(([.$B$17]*[.F$2])/([.$B$18]*[.$D20]))" office:value-type="float" office:value="4" calcext:value-type="float">
            <text:p>4</text:p>
          </table:table-cell>
          <table:table-cell table:formula="of:=COM.MICROSOFT.CEILING.MATH(([.$B$17]*[.G$2])/([.$B$18]*[.$D20]))" office:value-type="float" office:value="6" calcext:value-type="float">
            <text:p>6</text:p>
          </table:table-cell>
          <table:table-cell table:formula="of:=COM.MICROSOFT.CEILING.MATH(([.$B$17]*[.H$2])/([.$B$18]*[.$D20]))" office:value-type="float" office:value="8" calcext:value-type="float">
            <text:p>8</text:p>
          </table:table-cell>
          <table:table-cell table:number-columns-repeated="3"/>
          <table:table-cell table:formula="of:=COM.MICROSOFT.CEILING.MATH(100/[.L6])" office:value-type="float" office:value="15" calcext:value-type="float">
            <text:p>15</text:p>
          </table:table-cell>
          <table:table-cell table:formula="of:=COM.MICROSOFT.CEILING.MATH(100/[.M6])" office:value-type="float" office:value="8" calcext:value-type="float">
            <text:p>8</text:p>
          </table:table-cell>
          <table:table-cell table:formula="of:=COM.MICROSOFT.CEILING.MATH(100/[.N6])" office:value-type="float" office:value="5" calcext:value-type="float">
            <text:p>5</text:p>
          </table:table-cell>
          <table:table-cell table:formula="of:=COM.MICROSOFT.CEILING.MATH(100/[.O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OM.MICROSOFT.CEILING.MATH(([.$B$17]*[.E$2])/([.$B$18]*[.$D21]))" office:value-type="float" office:value="2" calcext:value-type="float">
            <text:p>2</text:p>
          </table:table-cell>
          <table:table-cell table:style-name="Default" table:formula="of:=COM.MICROSOFT.CEILING.MATH(([.$B$17]*[.F$2])/([.$B$18]*[.$D21]))" office:value-type="float" office:value="4" calcext:value-type="float">
            <text:p>4</text:p>
          </table:table-cell>
          <table:table-cell table:formula="of:=COM.MICROSOFT.CEILING.MATH(([.$B$17]*[.G$2])/([.$B$18]*[.$D21]))" office:value-type="float" office:value="5" calcext:value-type="float">
            <text:p>5</text:p>
          </table:table-cell>
          <table:table-cell table:formula="of:=COM.MICROSOFT.CEILING.MATH(([.$B$17]*[.H$2])/([.$B$18]*[.$D21]))" office:value-type="float" office:value="7" calcext:value-type="float">
            <text:p>7</text:p>
          </table:table-cell>
          <table:table-cell table:number-columns-repeated="3"/>
          <table:table-cell table:formula="of:=COM.MICROSOFT.CEILING.MATH(100/[.L7])" office:value-type="float" office:value="17" calcext:value-type="float">
            <text:p>17</text:p>
          </table:table-cell>
          <table:table-cell table:formula="of:=COM.MICROSOFT.CEILING.MATH(100/[.M7])" office:value-type="float" office:value="9" calcext:value-type="float">
            <text:p>9</text:p>
          </table:table-cell>
          <table:table-cell table:formula="of:=COM.MICROSOFT.CEILING.MATH(100/[.N7])" office:value-type="float" office:value="6" calcext:value-type="float">
            <text:p>6</text:p>
          </table:table-cell>
          <table:table-cell table:formula="of:=COM.MICROSOFT.CEILING.MATH(100/[.O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OM.MICROSOFT.CEILING.MATH(([.$B$17]*[.E$2])/([.$B$18]*[.$D22]))" office:value-type="float" office:value="2" calcext:value-type="float">
            <text:p>2</text:p>
          </table:table-cell>
          <table:table-cell table:style-name="Default" table:formula="of:=COM.MICROSOFT.CEILING.MATH(([.$B$17]*[.F$2])/([.$B$18]*[.$D22]))" office:value-type="float" office:value="3" calcext:value-type="float">
            <text:p>3</text:p>
          </table:table-cell>
          <table:table-cell table:formula="of:=COM.MICROSOFT.CEILING.MATH(([.$B$17]*[.G$2])/([.$B$18]*[.$D22]))" office:value-type="float" office:value="4" calcext:value-type="float">
            <text:p>4</text:p>
          </table:table-cell>
          <table:table-cell table:formula="of:=COM.MICROSOFT.CEILING.MATH(([.$B$17]*[.H$2])/([.$B$18]*[.$D22]))" office:value-type="float" office:value="6" calcext:value-type="float">
            <text:p>6</text:p>
          </table:table-cell>
          <table:table-cell table:number-columns-repeated="3"/>
          <table:table-cell table:formula="of:=COM.MICROSOFT.CEILING.MATH(100/[.L8])" office:value-type="float" office:value="20" calcext:value-type="float">
            <text:p>20</text:p>
          </table:table-cell>
          <table:table-cell table:formula="of:=COM.MICROSOFT.CEILING.MATH(100/[.M8])" office:value-type="float" office:value="10" calcext:value-type="float">
            <text:p>10</text:p>
          </table:table-cell>
          <table:table-cell table:formula="of:=COM.MICROSOFT.CEILING.MATH(100/[.N8])" office:value-type="float" office:value="7" calcext:value-type="float">
            <text:p>7</text:p>
          </table:table-cell>
          <table:table-cell table:formula="of:=COM.MICROSOFT.CEILING.MATH(100/[.O8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OM.MICROSOFT.CEILING.MATH(([.$B$17]*[.E$2])/([.$B$18]*[.$D23]))" office:value-type="float" office:value="2" calcext:value-type="float">
            <text:p>2</text:p>
          </table:table-cell>
          <table:table-cell table:style-name="Default" table:formula="of:=COM.MICROSOFT.CEILING.MATH(([.$B$17]*[.F$2])/([.$B$18]*[.$D23]))" office:value-type="float" office:value="3" calcext:value-type="float">
            <text:p>3</text:p>
          </table:table-cell>
          <table:table-cell table:formula="of:=COM.MICROSOFT.CEILING.MATH(([.$B$17]*[.G$2])/([.$B$18]*[.$D23]))" office:value-type="float" office:value="4" calcext:value-type="float">
            <text:p>4</text:p>
          </table:table-cell>
          <table:table-cell table:formula="of:=COM.MICROSOFT.CEILING.MATH(([.$B$17]*[.H$2])/([.$B$18]*[.$D23]))" office:value-type="float" office:value="5" calcext:value-type="float">
            <text:p>5</text:p>
          </table:table-cell>
          <table:table-cell table:number-columns-repeated="3"/>
          <table:table-cell table:formula="of:=COM.MICROSOFT.CEILING.MATH(100/[.L9])" office:value-type="float" office:value="25" calcext:value-type="float">
            <text:p>25</text:p>
          </table:table-cell>
          <table:table-cell table:formula="of:=COM.MICROSOFT.CEILING.MATH(100/[.M9])" office:value-type="float" office:value="13" calcext:value-type="float">
            <text:p>13</text:p>
          </table:table-cell>
          <table:table-cell table:formula="of:=COM.MICROSOFT.CEILING.MATH(100/[.N9])" office:value-type="float" office:value="9" calcext:value-type="float">
            <text:p>9</text:p>
          </table:table-cell>
          <table:table-cell table:formula="of:=COM.MICROSOFT.CEILING.MATH(100/[.O9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OM.MICROSOFT.CEILING.MATH(([.$B$17]*[.E$2])/([.$B$18]*[.$D24]))" office:value-type="float" office:value="1" calcext:value-type="float">
            <text:p>1</text:p>
          </table:table-cell>
          <table:table-cell table:style-name="Default" table:formula="of:=COM.MICROSOFT.CEILING.MATH(([.$B$17]*[.F$2])/([.$B$18]*[.$D24]))" office:value-type="float" office:value="2" calcext:value-type="float">
            <text:p>2</text:p>
          </table:table-cell>
          <table:table-cell table:formula="of:=COM.MICROSOFT.CEILING.MATH(([.$B$17]*[.G$2])/([.$B$18]*[.$D24]))" office:value-type="float" office:value="3" calcext:value-type="float">
            <text:p>3</text:p>
          </table:table-cell>
          <table:table-cell table:formula="of:=COM.MICROSOFT.CEILING.MATH(([.$B$17]*[.H$2])/([.$B$18]*[.$D24]))" office:value-type="float" office:value="4" calcext:value-type="float">
            <text:p>4</text:p>
          </table:table-cell>
          <table:table-cell table:number-columns-repeated="3"/>
          <table:table-cell table:formula="of:=COM.MICROSOFT.CEILING.MATH(100/[.L10])" office:value-type="float" office:value="34" calcext:value-type="float">
            <text:p>34</text:p>
          </table:table-cell>
          <table:table-cell table:formula="of:=COM.MICROSOFT.CEILING.MATH(100/[.M10])" office:value-type="float" office:value="17" calcext:value-type="float">
            <text:p>17</text:p>
          </table:table-cell>
          <table:table-cell table:formula="of:=COM.MICROSOFT.CEILING.MATH(100/[.N10])" office:value-type="float" office:value="12" calcext:value-type="float">
            <text:p>12</text:p>
          </table:table-cell>
          <table:table-cell table:formula="of:=COM.MICROSOFT.CEILING.MATH(100/[.O10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OM.MICROSOFT.CEILING.MATH(([.$B$17]*[.E$2])/([.$B$18]*[.$D25]))" office:value-type="float" office:value="1" calcext:value-type="float">
            <text:p>1</text:p>
          </table:table-cell>
          <table:table-cell table:style-name="Default" table:formula="of:=COM.MICROSOFT.CEILING.MATH(([.$B$17]*[.F$2])/([.$B$18]*[.$D25]))" office:value-type="float" office:value="2" calcext:value-type="float">
            <text:p>2</text:p>
          </table:table-cell>
          <table:table-cell table:formula="of:=COM.MICROSOFT.CEILING.MATH(([.$B$17]*[.G$2])/([.$B$18]*[.$D25]))" office:value-type="float" office:value="3" calcext:value-type="float">
            <text:p>3</text:p>
          </table:table-cell>
          <table:table-cell table:formula="of:=COM.MICROSOFT.CEILING.MATH(([.$B$17]*[.H$2])/([.$B$18]*[.$D25]))" office:value-type="float" office:value="4" calcext:value-type="float">
            <text:p>4</text:p>
          </table:table-cell>
          <table:table-cell table:number-columns-repeated="3"/>
          <table:table-cell table:formula="of:=COM.MICROSOFT.CEILING.MATH(100/[.L11])" office:value-type="float" office:value="50" calcext:value-type="float">
            <text:p>50</text:p>
          </table:table-cell>
          <table:table-cell table:formula="of:=COM.MICROSOFT.CEILING.MATH(100/[.M11])" office:value-type="float" office:value="25" calcext:value-type="float">
            <text:p>25</text:p>
          </table:table-cell>
          <table:table-cell table:formula="of:=COM.MICROSOFT.CEILING.MATH(100/[.N11])" office:value-type="float" office:value="17" calcext:value-type="float">
            <text:p>17</text:p>
          </table:table-cell>
          <table:table-cell table:formula="of:=COM.MICROSOFT.CEILING.MATH(100/[.O11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M.MICROSOFT.CEILING.MATH(([.$B$17]*[.E$2])/([.$B$18]*[.$D26]))" office:value-type="float" office:value="1" calcext:value-type="float">
            <text:p>1</text:p>
          </table:table-cell>
          <table:table-cell table:style-name="Default" table:formula="of:=COM.MICROSOFT.CEILING.MATH(([.$B$17]*[.F$2])/([.$B$18]*[.$D26]))" office:value-type="float" office:value="2" calcext:value-type="float">
            <text:p>2</text:p>
          </table:table-cell>
          <table:table-cell table:formula="of:=COM.MICROSOFT.CEILING.MATH(([.$B$17]*[.G$2])/([.$B$18]*[.$D26]))" office:value-type="float" office:value="3" calcext:value-type="float">
            <text:p>3</text:p>
          </table:table-cell>
          <table:table-cell table:formula="of:=COM.MICROSOFT.CEILING.MATH(([.$B$17]*[.H$2])/([.$B$18]*[.$D26]))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 hektar</text:p>
          </table:table-cell>
          <table:table-cell office:value-type="string" calcext:value-type="string">
            <text:p>Kartofle</text:p>
          </table:table-cell>
          <table:table-cell office:value-type="string" calcext:value-type="string">
            <text:p>Lubin</text:p>
          </table:table-cell>
          <table:table-cell office:value-type="string" calcext:value-type="string">
            <text:p>Pszenica</text:p>
          </table:table-cell>
          <table:table-cell office:value-type="string" calcext:value-type="string">
            <text:p>Kukury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siew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siew Max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siew Mi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n max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zas wzrostu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rost max</text:p>
          </table:table-cell>
          <table:table-cell table:formula="of:=[.B6]/[.B9]" office:value-type="float" office:value="500" calcext:value-type="float">
            <text:p>500</text:p>
          </table:table-cell>
          <table:table-cell table:formula="of:=[.C6]/[.C9]" office:value-type="float" office:value="0" calcext:value-type="float">
            <text:p>0</text:p>
          </table:table-cell>
          <table:table-cell table:formula="of:=[.D6]/[.D9]" office:value-type="float" office:value="100" calcext:value-type="float">
            <text:p>100</text:p>
          </table:table-cell>
          <table:table-cell table:formula="of:=[.E6]/[.E9]" office:value-type="float" office:value="0" calcext:value-type="float">
            <text:p>0</text:p>
          </table:table-cell>
          <table:table-cell/>
          <table:table-cell office:value-type="string" calcext:value-type="string">
            <text:p>teoretyczny max przy pelnym zasiewie, aby osiagnac teoretyczny max. plon</text:p>
          </table:table-cell>
        </table:table-row>
        <table:table-row table:style-name="ro1">
          <table:table-cell office:value-type="string" calcext:value-type="string">
            <text:p>wsp. Wzrostu</text:p>
          </table:table-cell>
          <table:table-cell table:formula="of:=[.B3]/[.B10]" office:value-type="float" office:value="4" calcext:value-type="float">
            <text:p>4</text:p>
          </table:table-cell>
          <table:table-cell table:formula="of:=[.C3]/[.C10]" office:value-type="string" office:string-value="" calcext:value-type="error">
            <text:p>#DIV/0!</text:p>
          </table:table-cell>
          <table:table-cell table:formula="of:=[.D3]/[.D10]" office:value-type="float" office:value="2" calcext:value-type="float">
            <text:p>2</text:p>
          </table:table-cell>
          <table:table-cell table:formula="of:=[.E3]/[.E1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roslo += (zasiew/wspWzrostu)</text:p>
          </table:table-cell>
        </table:table-row>
        <table:table-row table:style-name="ro1" table:number-rows-repeated="16">
          <table:table-cell table:number-columns-repeated="7"/>
        </table:table-row>
        <table:table-row table:style-name="ro3">
          <table:table-cell table:number-columns-repeated="3"/>
          <table:table-cell table:style-name="ce17" office:value-type="string" calcext:value-type="string">
            <text:p>co ciekawe, jak wysadzisz max kartofli (2000) to masz szanse na 30t. Jak min - 500 - to juz max bedzie 7.5 tony tylko</text:p>
          </table:table-cell>
          <table:table-cell table:style-name="ce17" office:value-type="string" calcext:value-type="string">
            <text:p>bo logika bedzie dzielic 'wysiane' przez wspolczynnik wysiania (4 dla kartofli) i to dodawac co dzien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8" office:value-type="string" calcext:value-type="string">
            <text:p>[10:04 PM]</text:p>
          </table:table-cell>
          <table:table-cell table:style-name="ce17" office:value-type="string" calcext:value-type="string">
            <text:p>Message #retrodev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2:22:25.983756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20:04:02.013880004</meta:creation-date>
    <meta:editing-duration>PT1H28M20S</meta:editing-duration>
    <meta:editing-cycles>9</meta:editing-cycles>
    <meta:generator>LibreOffice/6.4.7.2$Linux_X86_64 LibreOffice_project/40$Build-2</meta:generator>
    <dc:date>2022-08-02T22:22:30.348432263</dc:date>
    <meta:document-statistic meta:table-count="2" meta:cell-count="247" meta:object-count="0"/>
  </office:meta>
</office:document-meta>
</file>